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b6f" officeooo:paragraph-rsid="00018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4:22:45.673571621</meta:creation-date>
    <meta:generator>LibreOffice/25.8.3.2$Linux_X86_64 LibreOffice_project/580$Build-2</meta:generator>
    <dc:date>2025-12-04T14:34:43.378587602</dc:date>
    <meta:editing-duration>PT1M3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